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0770000008A05521FEE43D40319.png" manifest:media-type="image/png"/>
  <manifest:file-entry manifest:full-path="Pictures/100000000000004B00000074B5ED73E07E29F6D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loext:graphic-properties draw:fill-color="#336699"/>
      <style:paragraph-properties fo:text-align="center"/>
    </style:style>
    <style:style style:name="P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3" style:family="paragraph">
      <loext:graphic-properties draw:fill="solid"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size="40pt" style:font-size-asian="40pt" style:font-size-complex="40pt" fo:hyphenate="false"/>
    </style:style>
    <style:style style:name="P4" style:family="paragraph">
      <loext:graphic-properties draw:fill-color="#ffffff"/>
      <style:paragraph-properties fo:text-align="center"/>
      <style:text-properties fo:font-size="12pt"/>
    </style:style>
    <style:style style:name="P5" style:family="paragraph">
      <loext:graphic-properties draw:fill-color="#ffcc00"/>
      <style:paragraph-properties fo:text-align="center"/>
      <style:text-properties fo:font-size="12pt"/>
    </style:style>
    <style:style style:name="P6" style:family="paragraph">
      <loext:graphic-properties draw:fill-color="#ffffff"/>
      <style:paragraph-properties fo:text-align="center"/>
    </style:style>
    <style:style style:name="P7" style:family="paragraph">
      <loext:graphic-properties draw:fill-color="#006600"/>
      <style:paragraph-properties fo:text-align="center"/>
    </style:style>
    <style:style style:name="P8" style:family="paragraph">
      <loext:graphic-properties draw:fill-color="#000000"/>
      <style:paragraph-properties fo:text-align="center"/>
    </style:style>
    <style:style style:name="P9" style:family="paragraph">
      <loext:graphic-properties draw:fill-color="#ffcc00"/>
      <style:paragraph-properties fo:text-align="center"/>
    </style:style>
    <style:style style:name="P1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99ffff" style:text-outline="false" style:text-line-through-style="none" style:text-line-through-type="none" style:text-position="0% 100%" style:font-name="Liberation Serif" fo:font-size="3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Ｐ明朝" style:font-size-asian="36pt" style:language-asian="ja" style:country-asian="JP"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ff99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Ｐ明朝" style:font-size-asian="10.5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ff3300"/>
      <style:paragraph-properties fo:text-align="center"/>
    </style:style>
    <style:style style:name="P14"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32pt" fo:font-weight="bold" style:font-size-asian="32pt" style:font-weight-asian="bold" style:font-size-complex="32pt" style:font-weight-complex="bold" fo:hyphenate="false"/>
    </style:style>
    <style:style style:name="P15" style:family="paragraph">
      <loext:graphic-properties draw:fill="solid" draw:fill-color="#ccff0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32pt" fo:font-weight="bold" style:font-size-asian="32pt" style:font-weight-asian="bold" style:font-size-complex="32pt" style:font-weight-complex="bold"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4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ＭＳ Ｐ明朝" style:font-size-asian="40pt" style:language-asian="ja" style:country-asian="JP" style:font-style-asian="normal" style:font-weight-asian="normal" style:font-name-complex="Mangal"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fo:color="#99ffff" style:text-outline="false" style:text-line-through-style="none" style:text-line-through-type="none" style:text-position="0% 100%" style:font-name="Liberation Serif"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Ｐ明朝" style:font-size-asian="24pt" style:language-asian="ja" style:country-asian="JP" style:font-style-asian="normal" style:font-weight-asian="normal" style:font-name-complex="Mangal"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Ｐ明朝" style:font-size-asian="10.5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32pt" fo:font-weight="bold" style:font-size-asian="32pt" style:font-weight-asian="bold" style:font-size-complex="32pt" style:font-weight-complex="bold"/>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3366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ffffff" draw:textarea-vertical-align="middle" fo:min-height="0.648in" fo:padding-top="0.0098in" fo:padding-bottom="0.0098in" fo:padding-left="0.0098in" fo:padding-right="0.0098in"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fill-color="#ffcc00" draw:textarea-horizontal-align="center" draw:textarea-vertical-align="middle" style:run-through="foreground"/>
    </style:style>
    <style:style style:name="gr6" style:family="graphic">
      <style:graphic-properties svg:stroke-width="0.0201in" svg:stroke-color="#ff6600" draw:marker-start-width="0.1689in" draw:marker-end-width="0.1689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color="#006600" draw:textarea-horizontal-align="center" draw:textarea-vertical-align="middle" fo:padding-top="0.0098in" fo:padding-bottom="0.0098in" fo:padding-left="0.0098in" fo:padding-right="0.0098in" style:run-through="foreground"/>
    </style:style>
    <style:style style:name="gr8" style:family="graphic">
      <style:graphic-properties svg:stroke-width="0in" svg:stroke-color="#000000" draw:marker-start-width="0.1689in" draw:marker-end-width="0.1689in" draw:fill-color="#ffffff" draw:textarea-vertical-align="middle" draw:auto-grow-height="false" fo:min-height="0.3807in" fo:min-width="0.389in" fo:padding-top="0in" fo:padding-bottom="0in" fo:padding-left="0in" fo:padding-right="0in"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draw:textarea-vertical-align="middle"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solid" draw:fill-color="#ff99ff" draw:textarea-vertical-align="middle" fo:min-height="0.605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ff3300" draw:textarea-horizontal-align="center" draw:textarea-vertical-align="middle" fo:padding-top="0.0098in" fo:padding-bottom="0.0098in" fo:padding-left="0.0098in" fo:padding-right="0.0098in" style:run-through="foreground"/>
    </style:style>
    <style:style style:name="gr13" style:family="graphic">
      <style:graphic-properties svg:stroke-width="0in" svg:stroke-color="#000000" draw:marker-start-width="0.1689in" draw:marker-end-width="0.1689in" draw:fill-color="#ffffff" draw:textarea-vertical-align="middle" draw:auto-grow-height="false" fo:min-height="0.3957in" fo:min-width="0.3925in" fo:padding-top="0in" fo:padding-bottom="0in" fo:padding-left="0in" fo:padding-right="0in" style:run-through="foreground"/>
    </style:style>
    <style:style style:name="gr14" style:family="graphic">
      <style:graphic-properties draw:stroke="none" svg:stroke-color="#000000" draw:fill="solid" draw:fill-color="#ccff00" draw:textarea-vertical-align="middle" fo:min-height="0.44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201in" svg:y="2.0217in" svg:width="0.4772in" svg:height="0.5528in" draw:z-index="5">
        <draw:image xlink:href="Pictures/10000000000000770000008A05521FEE43D40319.png" xlink:type="simple" xlink:show="embed" xlink:actuate="onLoad"/>
      </draw:frame>
      <text:p text:style-name="Standard"><draw:g text:anchor-type="paragraph" draw:z-index="1" draw:style-name="gr2"><draw:frame draw:style-name="gr3" draw:text-style-name="P3" svg:width="0.628in" svg:height="0.6677in" svg:x="1.0717in" svg:y="1.1929in"><draw:text-box><text:p text:style-name="P2"><text:span text:style-name="T1">00</text:span></text:p></draw:text-box></draw:frame><draw:frame draw:style-name="gr3" draw:text-style-name="P3" svg:width="0.6287in" svg:height="0.6677in" svg:x="1.778in" svg:y="1.1929in"><draw:text-box><text:p text:style-name="P2"><text:span text:style-name="T1">00</text:span></text:p></draw:text-box></draw:frame><draw:frame draw:style-name="gr3" draw:text-style-name="P3" svg:width="0.628in" svg:height="0.6677in" svg:x="2.4752in" svg:y="1.1929in"><draw:text-box><text:p text:style-name="P2"><text:span text:style-name="T1">00</text:span></text:p></draw:text-box></draw:frame></draw:g><draw:g text:anchor-type="paragraph" draw:z-index="2" draw:style-name="gr2"><draw:rect draw:style-name="gr4" draw:text-style-name="P4" svg:width="0.5398in" svg:height="0.5315in" svg:x="3.2827in" svg:y="1.2543in"><text:p/></draw:rect><draw:polygon draw:style-name="gr5" draw:text-style-name="P5" svg:width="0.428in" svg:height="0.3165in" draw:transform="rotate (-1.5707963267949) translate (3.72792675155955in 1.30588094164373in)" svg:viewBox="0 0 1088 805" draw:points="0,784 1088,784 523,0 44,784 44,805"><text:p/></draw:polygon></draw:g><draw:g text:anchor-type="paragraph" draw:z-index="6" draw:style-name="gr2"><draw:rect draw:style-name="gr9" draw:text-style-name="P8" svg:width="0.6252in" svg:height="0.6461in" svg:x="3.9571in" svg:y="1.1925in"><text:p/></draw:rect><draw:rect draw:style-name="gr5" draw:text-style-name="P9" svg:width="0.3232in" svg:height="0.2921in" svg:x="4.1134in" svg:y="1.3799in"><text:p/></draw:rect></draw:g><draw:frame draw:style-name="fr2" draw:name="Image2" text:anchor-type="paragraph" svg:x="4.7909in" svg:y="0.2291in" svg:width="0.4016in" svg:height="0.6209in" draw:z-index="9"><draw:image xlink:href="Pictures/100000000000004B00000074B5ED73E07E29F6DD.png" xlink:type="simple" xlink:show="embed" xlink:actuate="onLoad"/></draw:frame><draw:g text:anchor-type="paragraph" draw:z-index="4" draw:style-name="gr2"><draw:rect draw:style-name="gr7" draw:text-style-name="P7" svg:width="0.4685in" svg:height="0.5004in" svg:x="5.3634in" svg:y="1.2626in"><text:p/></draw:rect><draw:custom-shape draw:style-name="gr8" draw:text-style-name="P6" svg:width="0.3894in" svg:height="0.3807in" svg:x="5.4031in" svg:y="1.3106in"><text:p/><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draw:custom-shape></draw:g><draw:g text:anchor-type="paragraph" draw:z-index="10" draw:style-name="gr2"><draw:rect draw:style-name="gr12" draw:text-style-name="P13" svg:width="0.4732in" svg:height="0.5185in" svg:x="5.3634in" svg:y="0.2445in"><text:p/></draw:rect><draw:custom-shape draw:style-name="gr13" draw:text-style-name="P6" svg:width="0.3925in" svg:height="0.3961in" svg:x="5.4035in" svg:y="0.2929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g><draw:rect text:anchor-type="paragraph" draw:z-index="3" draw:style-name="gr6" draw:text-style-name="P6" svg:width="0.6776in" svg:height="0.6567in" svg:x="0.2492in" svg:y="1.1819in"><text:p/></draw:rect><draw:rect text:anchor-type="paragraph" draw:z-index="0" draw:style-name="gr1" draw:text-style-name="P1" svg:width="5.9276in" svg:height="7.6669in" svg:x="0.0508in" svg:y="0.0465in"><text:p/></draw:rect><draw:frame text:anchor-type="paragraph" draw:z-index="7" draw:name="Shape1" draw:style-name="gr10" draw:text-style-name="P11" svg:width="3.9748in" svg:height="1.0421in" svg:x="0.0508in" svg:y="0.0465in"><draw:text-box><text:p text:style-name="P10"><text:span text:style-name="T2">MultiClockTimerAlarm</text:span></text:p></draw:text-box></draw:frame><draw:frame text:anchor-type="paragraph" draw:z-index="8" draw:name="Shape2" draw:style-name="gr11" draw:text-style-name="P12" svg:width="0.5421in" svg:height="0.6252in" svg:x="4.702in" svg:y="1.2134in"><draw:text-box><text:p text:style-name="P10"><text:span text:style-name="T3">+10</text:span></text:p><text:p text:style-name="P10"><text:span text:style-name="T3">(+30)</text:span></text:p></draw:text-box></draw:frame><draw:frame text:anchor-type="paragraph" draw:z-index="11" draw:name="Shape3" draw:style-name="gr14" draw:text-style-name="P15" svg:width="0.4689in" svg:height="0.5114in" svg:x="4.0772in" svg:y="0.2957in"><draw:text-box><text:p text:style-name="P14"><text:span text:style-name="T4">+</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03:21:22.485000000</meta:creation-date>
    <dc:date>2016-10-09T00:44:27.713000000</dc:date>
    <meta:editing-duration>PT56M48S</meta:editing-duration>
    <meta:editing-cycles>17</meta:editing-cycles>
    <meta:generator>LibreOffice/5.2.2.2$Windows_X86_64 LibreOffice_project/8f96e87c890bf8fa77463cd4b640a2312823f3ad</meta:generator>
    <meta:document-statistic meta:table-count="0" meta:image-count="2" meta:object-count="0" meta:page-count="1" meta:paragraph-count="0" meta:word-count="0" meta:character-count="0" meta:non-whitespace-character-count="0"/>
  </office:meta>
</office:document-meta>
</file>